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16c" officeooo:paragraph-rsid="000d416c"/>
    </style:style>
    <style:style style:name="P2" style:family="paragraph" style:parent-style-name="Table_20_Contents">
      <style:text-properties officeooo:rsid="00167f72" officeooo:paragraph-rsid="00167f72"/>
    </style:style>
    <style:style style:name="P3" style:family="paragraph" style:parent-style-name="Table_20_Contents">
      <style:text-properties officeooo:rsid="002d0303" officeooo:paragraph-rsid="002d0303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c897b" officeooo:paragraph-rsid="003c897b" style:font-weight-asian="bold" style:font-weight-complex="bold"/>
    </style:style>
    <style:style style:name="P5" style:family="paragraph" style:parent-style-name="Table_20_Contents">
      <style:text-properties officeooo:rsid="003c897b" officeooo:paragraph-rsid="003c897b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3c897b" officeooo:paragraph-rsid="003c897b" style:font-weight-asian="normal" style:font-weight-complex="normal"/>
    </style:style>
    <style:style style:name="P7" style:family="paragraph" style:parent-style-name="Standard">
      <style:text-properties officeooo:rsid="000e84a4" officeooo:paragraph-rsid="000e84a4"/>
    </style:style>
    <style:style style:name="P8" style:family="paragraph" style:parent-style-name="Standard">
      <style:text-properties officeooo:rsid="000fd7ca" officeooo:paragraph-rsid="000fd7ca"/>
    </style:style>
    <style:style style:name="P9" style:family="paragraph" style:parent-style-name="Standard">
      <style:text-properties officeooo:rsid="00135f00" officeooo:paragraph-rsid="00135f00"/>
    </style:style>
    <style:style style:name="P10" style:family="paragraph" style:parent-style-name="Standard">
      <style:text-properties officeooo:rsid="001492ee" officeooo:paragraph-rsid="001492ee"/>
    </style:style>
    <style:style style:name="P11" style:family="paragraph" style:parent-style-name="Standard">
      <style:text-properties officeooo:rsid="00178473" officeooo:paragraph-rsid="00178473"/>
    </style:style>
    <style:style style:name="P12" style:family="paragraph" style:parent-style-name="Standard">
      <style:text-properties officeooo:rsid="001b60d0" officeooo:paragraph-rsid="001b60d0"/>
    </style:style>
    <style:style style:name="P13" style:family="paragraph" style:parent-style-name="Standard">
      <style:text-properties officeooo:rsid="001d4ae2" officeooo:paragraph-rsid="001d4ae2"/>
    </style:style>
    <style:style style:name="P14" style:family="paragraph" style:parent-style-name="Standard">
      <style:text-properties fo:font-weight="normal" officeooo:rsid="000e84a4" officeooo:paragraph-rsid="000e84a4" style:font-weight-asian="normal" style:font-weight-complex="normal"/>
    </style:style>
    <style:style style:name="P15" style:family="paragraph" style:parent-style-name="Standard">
      <style:text-properties fo:font-weight="normal" officeooo:rsid="000fd7ca" officeooo:paragraph-rsid="000fd7ca" style:font-weight-asian="normal" style:font-weight-complex="normal"/>
    </style:style>
    <style:style style:name="P16" style:family="paragraph" style:parent-style-name="Standard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33ec8" officeooo:paragraph-rsid="00133ec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35f00" officeooo:paragraph-rsid="00135f0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492ee" officeooo:paragraph-rsid="001492e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620e4" officeooo:paragraph-rsid="001620e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78473" officeooo:paragraph-rsid="0017847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989f5" officeooo:paragraph-rsid="001989f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c0170" officeooo:paragraph-rsid="001b60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e3567" officeooo:paragraph-rsid="001e356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e56a1" officeooo:paragraph-rsid="001e56a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1e113" officeooo:paragraph-rsid="0021e11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50133" officeooo:paragraph-rsid="0025013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a9bb2" officeooo:paragraph-rsid="002a9bb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c13d3" officeooo:paragraph-rsid="002c13d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d744e" officeooo:paragraph-rsid="002d744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05c43" officeooo:paragraph-rsid="00305c4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41595" officeooo:paragraph-rsid="0034159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75c9d" officeooo:paragraph-rsid="0034159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bold" officeooo:rsid="0021e113" officeooo:paragraph-rsid="0021e113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2a9bb2" officeooo:paragraph-rsid="002a9bb2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3935ec" officeooo:paragraph-rsid="003935ec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3c5661" officeooo:paragraph-rsid="003c5661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3c897b" officeooo:paragraph-rsid="003c897b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weight="bold" officeooo:rsid="00287ed0" officeooo:paragraph-rsid="00287ed0" style:font-weight-asian="bold" style:font-weight-complex="bold"/>
    </style:style>
    <style:style style:name="P45" style:family="paragraph" style:parent-style-name="Standard">
      <style:text-properties fo:font-weight="bold" officeooo:rsid="002a9bb2" officeooo:paragraph-rsid="002a9bb2" style:font-weight-asian="bold" style:font-weight-complex="bold"/>
    </style:style>
    <style:style style:name="P46" style:family="paragraph" style:parent-style-name="Standard">
      <style:text-properties fo:font-weight="bold" officeooo:rsid="002c13d3" officeooo:paragraph-rsid="002c13d3" style:font-weight-asian="bold" style:font-weight-complex="bold"/>
    </style:style>
    <style:style style:name="P47" style:family="paragraph" style:parent-style-name="Standard">
      <style:text-properties fo:font-weight="bold" officeooo:rsid="002d744e" officeooo:paragraph-rsid="002d744e" style:font-weight-asian="bold" style:font-weight-complex="bold"/>
    </style:style>
    <style:style style:name="P48" style:family="paragraph" style:parent-style-name="Standard">
      <style:text-properties fo:font-weight="bold" officeooo:rsid="002f6c51" officeooo:paragraph-rsid="002f6c51" style:font-weight-asian="bold" style:font-weight-complex="bold"/>
    </style:style>
    <style:style style:name="P49" style:family="paragraph" style:parent-style-name="Standard">
      <style:text-properties fo:font-weight="bold" officeooo:rsid="00305c43" officeooo:paragraph-rsid="00305c43" style:font-weight-asian="bold" style:font-weight-complex="bold"/>
    </style:style>
    <style:style style:name="P50" style:family="paragraph" style:parent-style-name="Standard">
      <style:text-properties fo:font-weight="bold" officeooo:rsid="0030b33d" officeooo:paragraph-rsid="0030b33d" style:font-weight-asian="bold" style:font-weight-complex="bold"/>
    </style:style>
    <style:style style:name="P51" style:family="paragraph" style:parent-style-name="Standard">
      <style:text-properties fo:font-weight="bold" officeooo:rsid="0032d563" officeooo:paragraph-rsid="0032d563" style:font-weight-asian="bold" style:font-weight-complex="bold"/>
    </style:style>
    <style:style style:name="P52" style:family="paragraph" style:parent-style-name="Standard">
      <style:text-properties fo:font-weight="bold" officeooo:rsid="00341595" officeooo:paragraph-rsid="00341595" style:font-weight-asian="bold" style:font-weight-complex="bold"/>
    </style:style>
    <style:style style:name="P53" style:family="paragraph" style:parent-style-name="Standard">
      <style:text-properties fo:font-weight="bold" officeooo:rsid="003ce148" officeooo:paragraph-rsid="003ce148" style:font-weight-asian="bold" style:font-weight-complex="bold"/>
    </style:style>
    <style:style style:name="P54" style:family="paragraph" style:parent-style-name="Standard">
      <style:text-properties officeooo:paragraph-rsid="0021ef93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106f85" officeooo:paragraph-rsid="00106f85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06f85" officeooo:paragraph-rsid="00106f85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13f57" officeooo:paragraph-rsid="00113f5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60" style:family="paragraph" style:parent-style-name="Standard" style:list-style-name="L3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63" style:family="paragraph" style:parent-style-name="Standard" style:list-style-name="L5">
      <style:text-properties fo:font-style="normal" fo:font-weight="normal" officeooo:rsid="00240fab" officeooo:paragraph-rsid="00240fab" style:font-style-asian="normal" style:font-weight-asian="normal" style:font-style-complex="normal" style:font-weight-complex="normal"/>
    </style:style>
    <style:style style:name="P64" style:family="paragraph" style:parent-style-name="Standard" style:list-style-name="L5">
      <style:text-properties fo:font-style="normal" fo:font-weight="normal" officeooo:rsid="0024ba16" officeooo:paragraph-rsid="0024ba16" style:font-style-asian="normal" style:font-weight-asian="normal" style:font-style-complex="normal" style:font-weight-complex="normal"/>
    </style:style>
    <style:style style:name="P65" style:family="paragraph" style:parent-style-name="Standard" style:list-style-name="L6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66" style:family="paragraph" style:parent-style-name="Standard" style:list-style-name="L7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67" style:family="paragraph" style:parent-style-name="Standard" style:list-style-name="L9">
      <style:text-properties fo:font-style="normal" fo:font-weight="normal" officeooo:rsid="003af9e9" officeooo:paragraph-rsid="003af9e9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3af9e9" officeooo:paragraph-rsid="003af9e9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3c5661" officeooo:paragraph-rsid="003c5661" style:font-style-asian="normal" style:font-weight-asian="normal" style:font-style-complex="normal" style:font-weight-complex="normal"/>
    </style:style>
    <style:style style:name="P70" style:family="paragraph" style:parent-style-name="Standard" style:list-style-name="L10">
      <style:text-properties fo:font-style="normal" fo:font-weight="normal" officeooo:rsid="003c897b" officeooo:paragraph-rsid="003c897b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3c897b" officeooo:paragraph-rsid="003c897b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3ce148" officeooo:paragraph-rsid="003ce148" style:font-style-asian="normal" style:font-weight-asian="normal" style:font-style-complex="normal" style:font-weight-complex="normal"/>
    </style:style>
    <style:style style:name="P73" style:family="paragraph" style:parent-style-name="Standard" style:list-style-name="L12">
      <style:text-properties fo:font-style="normal" fo:font-weight="normal" officeooo:rsid="003d0da0" officeooo:paragraph-rsid="003d0da0" style:font-style-asian="normal" style:font-weight-asian="normal" style:font-style-complex="normal" style:font-weight-complex="normal"/>
    </style:style>
    <style:style style:name="P74" style:family="paragraph" style:parent-style-name="Standard" style:list-style-name="L9">
      <style:text-properties fo:font-style="normal" fo:font-weight="bold" officeooo:rsid="003935ec" officeooo:paragraph-rsid="003935ec" style:font-style-asian="normal" style:font-weight-asian="bold" style:font-style-complex="normal" style:font-weight-complex="bold"/>
    </style:style>
    <style:style style:name="P75" style:family="paragraph" style:parent-style-name="Standard" style:list-style-name="L9">
      <style:text-properties fo:font-style="normal" fo:font-weight="bold" officeooo:rsid="0039c206" officeooo:paragraph-rsid="0039c206" style:font-style-asian="normal" style:font-weight-asian="bold" style:font-style-complex="normal" style:font-weight-complex="bold"/>
    </style:style>
    <style:style style:name="P76" style:family="paragraph" style:parent-style-name="Standard" style:list-style-name="L9">
      <style:text-properties fo:font-style="normal" fo:font-weight="bold" officeooo:rsid="003af9e9" officeooo:paragraph-rsid="003af9e9" style:font-style-asian="normal" style:font-weight-asian="bold" style:font-style-complex="normal" style:font-weight-complex="bold"/>
    </style:style>
    <style:style style:name="P77" style:family="paragraph" style:parent-style-name="Standard" style:list-style-name="L2">
      <style:text-properties officeooo:rsid="001989f5" officeooo:paragraph-rsid="001989f5"/>
    </style:style>
    <style:style style:name="P78" style:family="paragraph" style:parent-style-name="Standard" style:list-style-name="L4">
      <style:text-properties fo:font-weight="bold" officeooo:rsid="001fd02c" officeooo:paragraph-rsid="001fd02c" style:font-weight-asian="bold" style:font-weight-complex="bold"/>
    </style:style>
    <style:style style:name="P79" style:family="paragraph" style:parent-style-name="Standard" style:list-style-name="L5">
      <style:text-properties fo:font-weight="bold" officeooo:rsid="00250133" officeooo:paragraph-rsid="00250133" style:font-weight-asian="bold" style:font-weight-complex="bold"/>
    </style:style>
    <style:style style:name="P80" style:family="paragraph" style:parent-style-name="Standard" style:list-style-name="L8">
      <style:text-properties fo:font-weight="bold" officeooo:rsid="00341595" officeooo:paragraph-rsid="00341595" style:font-weight-asian="bold" style:font-weight-complex="bold"/>
    </style:style>
    <style:style style:name="P81" style:family="paragraph" style:parent-style-name="Standard" style:list-style-name="L11">
      <style:text-properties fo:font-weight="bold" officeooo:rsid="003ce148" officeooo:paragraph-rsid="003ce148" style:font-weight-asian="bold" style:font-weight-complex="bold"/>
    </style:style>
    <style:style style:name="P82" style:family="paragraph" style:parent-style-name="Standard" style:list-style-name="L12">
      <style:text-properties fo:font-weight="bold" officeooo:rsid="003d0da0" officeooo:paragraph-rsid="003d0da0" style:font-weight-asian="bold" style:font-weight-complex="bold"/>
    </style:style>
    <style:style style:name="P83" style:family="paragraph" style:parent-style-name="Standard">
      <style:text-properties fo:font-weight="bold" officeooo:rsid="003d0da0" officeooo:paragraph-rsid="003d0da0" style:font-weight-asian="bold" style:font-weight-complex="bold"/>
    </style:style>
    <style:style style:name="P84" style:family="paragraph" style:parent-style-name="Standard">
      <style:text-properties fo:font-weight="bold" officeooo:rsid="0041c490" officeooo:paragraph-rsid="0041c490" style:font-weight-asian="bold" style:font-weight-complex="bold"/>
    </style:style>
    <style:style style:name="P85" style:family="paragraph" style:parent-style-name="Standard" style:list-style-name="L13">
      <style:text-properties fo:font-weight="bold" officeooo:rsid="0041c490" officeooo:paragraph-rsid="0041c490" style:font-weight-asian="bold" style:font-weight-complex="bold"/>
    </style:style>
    <style:style style:name="P86" style:family="paragraph" style:parent-style-name="Standard" style:list-style-name="L13">
      <style:text-properties fo:font-weight="bold" officeooo:rsid="0041d362" officeooo:paragraph-rsid="0041d362" style:font-weight-asian="bold" style:font-weight-complex="bold"/>
    </style:style>
    <style:style style:name="P87" style:family="paragraph" style:parent-style-name="Standard">
      <style:text-properties fo:font-weight="bold" officeooo:rsid="0041d362" officeooo:paragraph-rsid="0041d362" style:font-weight-asian="bold" style:font-weight-complex="bold"/>
    </style:style>
    <style:style style:name="P88" style:family="paragraph" style:parent-style-name="Standard">
      <style:text-properties fo:font-weight="bold" officeooo:rsid="0041e479" officeooo:paragraph-rsid="0041e479" style:font-weight-asian="bold" style:font-weight-complex="bold"/>
    </style:style>
    <style:style style:name="P89" style:family="paragraph" style:parent-style-name="Standard" style:list-style-name="L14">
      <style:text-properties fo:font-weight="bold" officeooo:rsid="0041e479" officeooo:paragraph-rsid="0041e479" style:font-weight-asian="bold" style:font-weight-complex="bold"/>
    </style:style>
    <style:style style:name="P90" style:family="paragraph" style:parent-style-name="Standard">
      <style:text-properties fo:font-weight="bold" officeooo:rsid="0042160c" officeooo:paragraph-rsid="0042160c" style:font-weight-asian="bold" style:font-weight-complex="bold"/>
    </style:style>
    <style:style style:name="P91" style:family="paragraph" style:parent-style-name="Standard" style:list-style-name="L15">
      <style:text-properties fo:font-weight="bold" officeooo:rsid="0042160c" officeooo:paragraph-rsid="0042160c" style:font-weight-asian="bold" style:font-weight-complex="bold"/>
    </style:style>
    <style:style style:name="P92" style:family="paragraph" style:parent-style-name="Standard" style:list-style-name="L15">
      <style:text-properties fo:font-weight="bold" officeooo:rsid="00423d61" officeooo:paragraph-rsid="00423d61" style:font-weight-asian="bold" style:font-weight-complex="bold"/>
    </style:style>
    <style:style style:name="P93" style:family="paragraph" style:parent-style-name="Standard" style:list-style-name="L15">
      <style:text-properties fo:font-weight="bold" officeooo:rsid="00441961" officeooo:paragraph-rsid="00441961" style:font-weight-asian="bold" style:font-weight-complex="bold"/>
    </style:style>
    <style:style style:name="P94" style:family="paragraph" style:parent-style-name="Standard" style:list-style-name="L15">
      <style:text-properties fo:font-weight="bold" officeooo:rsid="004488ac" officeooo:paragraph-rsid="004488ac" style:font-weight-asian="bold" style:font-weight-complex="bold"/>
    </style:style>
    <style:style style:name="P95" style:family="paragraph" style:parent-style-name="Standard" style:list-style-name="L15">
      <style:text-properties fo:font-weight="bold" officeooo:rsid="00452ca7" officeooo:paragraph-rsid="00452ca7" style:font-weight-asian="bold" style:font-weight-complex="bold"/>
    </style:style>
    <style:style style:name="P96" style:family="paragraph" style:parent-style-name="Standard" style:list-style-name="L15">
      <style:text-properties fo:font-weight="bold" officeooo:rsid="00471a97" officeooo:paragraph-rsid="00471a97" style:font-weight-asian="bold" style:font-weight-complex="bold"/>
    </style:style>
    <style:style style:name="P97" style:family="paragraph" style:parent-style-name="Standard" style:list-style-name="L5">
      <style:text-properties officeooo:rsid="0022350d" officeooo:paragraph-rsid="0022350d"/>
    </style:style>
    <style:style style:name="P98" style:family="paragraph" style:parent-style-name="Standard" style:list-style-name="L5">
      <style:text-properties officeooo:rsid="00240fab" officeooo:paragraph-rsid="00240fab"/>
    </style:style>
    <style:style style:name="P99" style:family="paragraph" style:parent-style-name="Standard" style:list-style-name="L5">
      <style:text-properties officeooo:rsid="00250133" officeooo:paragraph-rsid="00250133"/>
    </style:style>
    <style:style style:name="P100" style:family="paragraph" style:parent-style-name="Standard" style:list-style-name="L5">
      <style:text-properties fo:font-weight="normal" officeooo:rsid="00250133" officeooo:paragraph-rsid="00250133" style:font-weight-asian="normal" style:font-weight-complex="normal"/>
    </style:style>
    <style:style style:name="P101" style:family="paragraph" style:parent-style-name="Standard" style:list-style-name="L5">
      <style:text-properties fo:font-style="italic" fo:font-weight="normal" officeooo:rsid="0025d60d" officeooo:paragraph-rsid="0025d60d" style:font-style-asian="italic" style:font-weight-asian="normal" style:font-style-complex="italic" style:font-weight-complex="normal"/>
    </style:style>
    <style:style style:name="P102" style:family="paragraph" style:parent-style-name="Standard" style:list-style-name="L10">
      <style:text-properties officeooo:rsid="003c897b" officeooo:paragraph-rsid="003c89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44d234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4d23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d48f" style:font-style-asian="normal" style:font-style-complex="normal"/>
    </style:style>
    <style:style style:name="T9" style:family="text">
      <style:text-properties fo:font-style="normal" officeooo:rsid="003c897b" style:font-style-asian="normal" style:font-style-complex="normal"/>
    </style:style>
    <style:style style:name="T10" style:family="text">
      <style:text-properties fo:font-style="normal" officeooo:rsid="00440389" style:font-style-asian="normal" style:font-style-complex="normal"/>
    </style:style>
    <style:style style:name="T11" style:family="text">
      <style:text-properties fo:font-style="normal" officeooo:rsid="0044d23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17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d48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1ef9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159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5854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c897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4038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4d23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8b50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c0170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1ef93" style:font-style-asian="normal" style:font-weight-asian="bold" style:font-style-complex="normal" style:font-weight-complex="bold"/>
    </style:style>
    <style:style style:name="T2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ff0000" fo:font-style="normal" style:font-style-asian="normal" style:font-style-complex="normal"/>
    </style:style>
    <style:style style:name="T27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0000" fo:font-weight="normal" style:font-weight-asian="normal" style:font-weight-complex="normal"/>
    </style:style>
    <style:style style:name="T29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 limitações constitucionais ao poder de tributar são constituídas por <text:span text:style-name="T1">princípios e imunidades</text:span><text:span text:style-name="T2">.</text:span></text:p>
      <text:p text:style-name="P14"/>
      <text:p text:style-name="P8"><text:span text:style-name="T2">Cabe à </text:span><text:span text:style-name="T1">LC</text:span><text:span text:style-name="T2"> regular as limitações constitucionais ao poder de tributar. Ela </text:span><text:span text:style-name="T1">apenas regula</text:span><text:span text:style-name="T2"> as limitações, </text:span><text:span text:style-name="T1">não</text:span><text:span text:style-name="T2"> tendo autonomia para instituir novas limitações.</text:span></text:p>
      <text:p text:style-name="P15"/>
      <text:p text:style-name="P55"><text:span text:style-name="T2">As limitações ao poder de tributar </text:span><text:span text:style-name="T1">não</text:span><text:span text:style-name="T2"> podem ser suprimidas por emenda constitucional, visto que o art. 60, §4º, da CF informa que </text:span><text:span text:style-name="T3">os direitos e garantias individuais não podem ser abolidos por emendas constitucionais</text:span><text:span text:style-name="T12">.</text:span></text:p>
      <text:p text:style-name="P56"/>
      <text:p text:style-name="P57">Mas emendas constitucionais podem acrescentar novas limitações ao poder de tributar!</text:p>
      <text:p text:style-name="P57"/>
      <text:p text:style-name="P58">STF considera como cláusulas pétreas:</text:p>
      <text:list xml:id="list1458322357748044010" text:style-name="L1">
        <text:list-item>
          <text:p text:style-name="P59">o princípio da anterioridade;</text:p>
        </text:list-item>
        <text:list-item>
          <text:p text:style-name="P59">o princípio da noventena;</text:p>
        </text:list-item>
        <text:list-item>
          <text:p text:style-name="P59">o princípio da imunidade tributária recíproca;</text:p>
        </text:list-item>
        <text:list-item>
          <text:p text:style-name="P59">a imunidade dos templos de qualquer culto;</text:p>
        </text:list-item>
        <text:list-item>
          <text:p text:style-name="P59">a imunidade do patrimônio, renda e serviços dos partidos políticos, entidades sindicais e instituições de educação e assistência social sem fins lucrativos;</text:p>
        </text:list-item>
        <text:list-item>
          <text:p text:style-name="P59">a imunidade dos livros, jornais, periódicos e o papel destinado a sua impressão.</text:p>
        </text:list-item>
      </text:list>
      <text:p text:style-name="P16"/>
      <text:p text:style-name="P17">STF: a instituição dos emolumentos cartorários (são taxas judiciárias) pelo TJ afronta o princípio da reserva legal.</text:p>
      <text:p text:style-name="P17"/>
      <text:p text:style-name="P9"><text:span text:style-name="T12">O </text:span><text:span text:style-name="T22">Chefe do Executivo</text:span><text:span text:style-name="T12"> pode criar </text:span><text:span text:style-name="T22">leis delegadas</text:span><text:span text:style-name="T12">, inclusive sobre </text:span><text:span text:style-name="T22">matéria tributária</text:span><text:span text:style-name="T12">.</text:span></text:p>
      <text:p text:style-name="P18"/>
      <text:p text:style-name="P10"><text:span text:style-name="T12">STF: os requisitos de urgência e relevância (para editar MP’s) são </text:span><text:span text:style-name="T22">políticos</text:span><text:span text:style-name="T12">. Ou seja, a princípio sua apreciação fica a cargo do PR. Contudo, admite-se o controle judicial se houver excesso do poder de legislar.</text:span></text:p>
      <text:p text:style-name="P19"/>
      <text:p text:style-name="P20">STF: MP é instrumento idôneo para instituir e modificar tributos e contribuições sociais.</text:p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Tributos que devem ser instituídos por <text:span text:style-name="T1">LC</text:span></text:p>
          </table:table-cell>
        </table:table-row>
        <table:table-row>
          <table:table-cell table:style-name="Tabela1.A2" office:value-type="string">
            <text:p text:style-name="P2">Impostos residuais.</text:p>
            <text:p text:style-name="P2">Contribuições residuais.</text:p>
            <text:p text:style-name="P2">Empréstimos compulsórios.</text:p>
            <text:p text:style-name="P2">IGF.</text:p>
          </table:table-cell>
        </table:table-row>
      </table:table>
      <text:p text:style-name="P20"/>
      <text:p text:style-name="P11"><text:span text:style-name="T12">CTN → possível alterar </text:span><text:span text:style-name="T25">BC</text:span><text:span text:style-name="T12"> e </text:span><text:span text:style-name="T29">alíquota</text:span><text:span text:style-name="T12"> por atos infralegais.</text:span></text:p>
      <text:p text:style-name="P11"><text:span text:style-name="T12">CF → possível alterar apenas </text:span><text:span text:style-name="T29">alíquota</text:span><text:span text:style-name="T12"> por atos infralegais.</text:span></text:p>
      <text:p text:style-name="P21"/>
      <text:p text:style-name="P11"><text:span text:style-name="T12">CIDE-combustíveis → alíquota pode ser </text:span><text:span text:style-name="T22">reduzida ou restabelecida</text:span><text:span text:style-name="T12"> pelo Chefe do Executivo.</text:span></text:p>
      <text:p text:style-name="P21">ICMS-combustíveis → alíquota definida por deliberação dos Estados e DF (CONFAZ).</text:p>
      <text:p text:style-name="P21"/>
      <text:p text:style-name="P22">Outras exceções ao princípio da legalidade:</text:p>
      <text:list xml:id="list3214808886523772270" text:style-name="L2">
        <text:list-item>
          <text:p text:style-name="P77"><text:span text:style-name="T12">atualização do </text:span><text:span text:style-name="T22">valor monetário da BC</text:span><text:span text:style-name="T12"> dos tributos;</text:span></text:p>
        </text:list-item>
        <text:list-item>
          <text:p text:style-name="P77"><text:span text:style-name="T22">fixação do prazo</text:span><text:span text:style-name="T12"> para o recolhimento dos tributos.</text:span></text:p>
        </text:list-item>
      </text:list>
      <text:p text:style-name="P22"/>
      <text:p text:style-name="P12"><text:soft-page-break/><text:span text:style-name="T12">A </text:span><text:span text:style-name="T22">anistia</text:span><text:span text:style-name="T12"> </text:span><text:span text:style-name="T23">não</text:span><text:span text:style-name="T13"> é uma limitação ao poder de tributar, mas sim o próprio exercício do poder de tributar, que também permite ao ente federado anistiar determinadas infrações à legislação tributária.</text:span></text:p>
      <text:p text:style-name="P23"/>
      <text:p text:style-name="P13"><text:span text:style-name="T13">S</text:span><text:span text:style-name="T12">TF:</text:span></text:p>
      <text:list xml:id="list804052371592078648" text:style-name="L3">
        <text:list-item>
          <text:p text:style-name="P60">Súmula 656: veda a progressividade das alíquotas do ITBI;</text:p>
        </text:list-item>
        <text:list-item>
          <text:p text:style-name="P60">Súmula 668: permite a progressividade do IPTU apenas após a sua permissão no texto constitucional (ocorreu com a EC 29/00);</text:p>
        </text:list-item>
        <text:list-item>
          <text:p text:style-name="P60">RE 562.045 (2013): ITCD é um imposto que bem se vocaciona à tributação progressiva.</text:p>
        </text:list-item>
      </text:list>
      <text:p text:style-name="P24"/>
      <text:p text:style-name="P25">STF: a adequação do tributo de acordo com a capacidade contributiva não é obtida apenas com a alteração de alíquotas, mas também pode ser concretizada por meio do escalonamento das BC’s.</text:p>
      <text:p text:style-name="P25"/>
      <text:p text:style-name="P26">É facultado à Administração Tributária identificar o patrimônio, os rendimentos e as atividades econômicas do contribuinte.</text:p>
      <text:p text:style-name="P26"/>
      <text:p text:style-name="P27">Jurisprudências e o princípio da isonomia:</text:p>
      <text:list xml:id="list820794538381951831" text:style-name="L4">
        <text:list-item>
          <text:p text:style-name="P61">STF, AI 157.871-AgR: fere o princípio da isonomia a discriminação com base na função ou ocupação exercida;</text:p>
        </text:list-item>
        <text:list-item>
          <text:p text:style-name="P61">STF, ADI 1.643: não fere o princípio da isonomia o tratamento desigual a ME e EPP cujos sócios têm condição de disputar o mercado de trabalho sem assistência do Estado;</text:p>
          <text:list>
            <text:list-item>
              <text:p text:style-name="P78"><text:span text:style-name="T7">Mas atenção!</text:span><text:span text:style-name="T12"> </text:span><text:span text:style-name="T14">Após a edição da LC 147/2014, os </text:span><text:span text:style-name="T8">profissionais liberais</text:span><text:span text:style-name="T14"> agora podem optar pelo </text:span><text:span text:style-name="T8">SIMPLES</text:span><text:span text:style-name="T14">! </text:span><text:span text:style-name="T12">Antes não podia e isso foi o que ensejou a ação que culminou nessa jurisprudência;</text:span></text:p>
            </text:list-item>
          </text:list>
        </text:list-item>
        <text:list-item>
          <text:p text:style-name="P78"><text:span text:style-name="T14">S</text:span><text:span text:style-name="T12">TF, ADI 1.276: não fere o princípio da isonomia quando a lei estimula a contratação de empregados com determinadas características (ex.: idade mais elevada), por meio de incentivos fiscais;</text:span></text:p>
        </text:list-item>
        <text:list-item>
          <text:p text:style-name="P62">STF, AC 1.109-MC: não fere o princípio da isonomia a sobrecarga imposta aos bancos comerciais e às entidades financeiras, no que se refere à contribuição previdenciária sobre a folha de salários;</text:p>
        </text:list-item>
        <text:list-item>
          <text:p text:style-name="P62">STF, RE 429.306/PR: não afronta o princípio da isonomia norma que proíbe a adoção do regime de admissão temporária para as operações de importação amparadas por arrendamento mercantil;</text:p>
        </text:list-item>
        <text:list-item>
          <text:p text:style-name="P62">STF, RE 312.511: não afronta o princípio da isonomia a vedação de importação de automóveis usados, sob a alegação de a União estar atuando contra as pessoas de menor capacidade econômica.</text:p>
        </text:list-item>
      </text:list>
      <text:p text:style-name="P28"/>
      <text:p text:style-name="P39">Princípio da capacidade contributiva e o sigilo bancário<text:span text:style-name="T2">: autoridades e agentes fiscais tributários podem examinar as informações </text:span>bancárias<text:span text:style-name="T2"> do contribuinte, </text:span>independentemente de ordem judicial<text:span text:style-name="T2"> nesse sentido, bastando que haja </text:span>processo administrativo instaurado ou procedimento fiscal em curso<text:span text:style-name="T2"> e que tais exames sejam considerados indispensáveis pela autoridade administrativa competente.</text:span></text:p>
      <text:p text:style-name="P29"/>
      <text:p text:style-name="P54"><text:span text:style-name="T24">Vedação ao confisco</text:span><text:span text:style-name="T15">:</text:span></text:p>
      <text:list xml:id="list4454201452890350615" text:style-name="L5">
        <text:list-item>
          <text:p text:style-name="P97"><text:span text:style-name="T15">c</text:span><text:span text:style-name="T12">onceito indeterminado;</text:span></text:p>
        </text:list-item>
        <text:list-item>
          <text:p text:style-name="P97"><text:span text:style-name="T12">deve-se analisar a </text:span><text:span text:style-name="T22">totalidade de tributos</text:span><text:span text:style-name="T12"> a que um contribuinte está submetido, dentro de determinado período, </text:span><text:span text:style-name="T22">em relação à mesma pessoa política</text:span><text:span text:style-name="T12">;</text:span></text:p>
        </text:list-item>
        <text:list-item>
          <text:p text:style-name="P63">taxas – análise entre a relação do custo do serviço prestado ao contribuinte e o que foi efetivamente cobrado;</text:p>
        </text:list-item>
        <text:list-item>
          <text:p text:style-name="P98"><text:soft-page-break/><text:span text:style-name="T12">STF: </text:span><text:span text:style-name="T22">não </text:span><text:span text:style-name="T12">ofende a vedação do confisco o uso do valor da causa como BC das taxas judiciárias, havendo </text:span><text:span text:style-name="T22">fixação de valores máximos</text:span><text:span text:style-name="T12"> para o tributo cobrado;</text:span></text:p>
        </text:list-item>
        <text:list-item>
          <text:p text:style-name="P64">STF: multas tributárias (tanto as moratórias quanto as punitivas) estão sujeitas ao princípio do não confisco;</text:p>
        </text:list-item>
        <text:list-item>
          <text:p text:style-name="P99"><text:span text:style-name="T12">o princípio da vedação ao confisco deve ser </text:span><text:span text:style-name="T22">atenuado</text:span><text:span text:style-name="T12"> quando se tratar de tributos </text:span><text:span text:style-name="T22">extrafiscais</text:span><text:span text:style-name="T12">;</text:span></text:p>
        </text:list-item>
        <text:list-item>
          <text:p text:style-name="P100"><text:span text:style-name="T7">a tributação do </text:span><text:span text:style-name="T22">patrimônio</text:span><text:span text:style-name="T7"> pode ser analisada sobre duas perspectivas:</text:span></text:p>
          <text:list>
            <text:list-item>
              <text:p text:style-name="P79"><text:span text:style-name="T7">estática</text:span><text:span text:style-name="T12"> – desconsidera quaisquer alterações no valor do bem, bem como rendimentos porventura gerados;</text:span></text:p>
              <text:list>
                <text:list-item>
                  <text:p text:style-name="P101">podem ser considerados confiscatórios!</text:p>
                </text:list-item>
              </text:list>
            </text:list-item>
            <text:list-item>
              <text:p text:style-name="P79"><text:span text:style-name="T7">dinâmica</text:span><text:span text:style-name="T12"> – a propriedade do bem é capaz de gerar acréscimos patrimoniais, como é o caso dos rendimentos produzidos pelos aluguéis;</text:span></text:p>
            </text:list-item>
          </text:list>
        </text:list-item>
        <text:list-item>
          <text:p text:style-name="P79"><text:span text:style-name="T12">ESAF: a </text:span><text:span text:style-name="T7">incidência sobre a transmissão de propriedade</text:span><text:span text:style-name="T12"> pode ser confiscatória, já que a transmissão da propriedade imobiliária não caracteriza riqueza renovável.</text:span></text:p>
        </text:list-item>
      </text:list>
      <text:p text:style-name="P30"/>
      <text:p text:style-name="P44"><text:span text:style-name="T12">A </text:span><text:span text:style-name="T7">alteração de prazo para o recolhimento</text:span><text:span text:style-name="T12"> de tributo </text:span><text:span text:style-name="T7">não</text:span><text:span text:style-name="T12"> prejudica o contribuinte, mesmo que se trate de antecipação do prazo, não se sujeitando, tal medida, ao princípio da anterioridade.</text:span></text:p>
      <text:p text:style-name="P40"/>
      <text:p text:style-name="P45"><text:span text:style-name="T7">STF, SV 50</text:span><text:span text:style-name="T12">: norma legal que altera o prazo de recolhimento de obrigação tributária </text:span><text:span text:style-name="T7">não</text:span><text:span text:style-name="T12"> se sujeita ao princípio da anterioridade.</text:span></text:p>
      <text:p text:style-name="P31"/>
      <text:p text:style-name="P46"><text:span text:style-name="T12">STF: a </text:span><text:span text:style-name="T7">atualização</text:span><text:span text:style-name="T12"> do valor monetário do tributo também </text:span><text:span text:style-name="T7">não</text:span><text:span text:style-name="T12"> constitui majoração de tributo, não sendo necessário que se submeta ao princípio da anterioridade.</text:span></text:p>
      <text:p text:style-name="P3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Alteração do prazo de recolhimento e atualização do valor monetário também são <text:span text:style-name="T1">exceções ao princípio da legalidade</text:span><text:span text:style-name="T2">!</text:span></text:p>
          </table:table-cell>
        </table:table-row>
      </table:table>
      <text:p text:style-name="P32"/>
      <text:p text:style-name="P47"><text:span text:style-name="T12">STF: a </text:span><text:span text:style-name="T7">majoração indireta</text:span><text:span text:style-name="T12"> de tributo, levada a cabo por meio de </text:span><text:span text:style-name="T7">redução de benefício fiscal</text:span><text:span text:style-name="T12">, atrai a aplicação do princípio da anterioridade (anual e nonagesimal).</text:span></text:p>
      <text:p text:style-name="P33"/>
      <text:p text:style-name="P48"><text:span text:style-name="T7">Exceções à anterioridade</text:span><text:span text:style-name="T12">:</text:span></text:p>
      <text:list xml:id="list655112953212968737" text:style-name="L6">
        <text:list-item>
          <text:p text:style-name="P65">tributos extrafiscais → II, IE, IPI, IOF;</text:p>
        </text:list-item>
        <text:list-item>
          <text:p text:style-name="P65">urgência → IEG, EC-guerra e calamidade;</text:p>
        </text:list-item>
        <text:list-item>
          <text:p text:style-name="P65">contribuições para seguridade social;</text:p>
        </text:list-item>
        <text:list-item>
          <text:p text:style-name="P65">ICMS-combustíveis e CIDE-combustíveis → apenas para redução e restabelecimento.</text:p>
        </text:list-item>
      </text:list>
      <text:p text:style-name="P34"/>
      <text:p text:style-name="P49"><text:span text:style-name="T12">STF: a simples </text:span><text:span text:style-name="T7">prorrogação de alíquota já aplicada anteriormente não</text:span><text:span text:style-name="T12"> está sujeita ao prazo nonagesimal, tendo em vista que não há nenhuma surpresa para o contribuinte.</text:span></text:p>
      <text:p text:style-name="P35"/>
      <text:p text:style-name="P50"><text:span text:style-name="T7">Exceções à noventena</text:span><text:span text:style-name="T12">:</text:span></text:p>
      <text:list xml:id="list579044567724676129" text:style-name="L7">
        <text:list-item>
          <text:p text:style-name="P66">tributos extrafiscais → II, IE, IOF;</text:p>
        </text:list-item>
        <text:list-item>
          <text:p text:style-name="P66">urgência → IEG, EC-guerra e calamidade;</text:p>
        </text:list-item>
        <text:list-item>
          <text:p text:style-name="P66">IR;</text:p>
        </text:list-item>
        <text:list-item>
          <text:p text:style-name="P66">BC do IPTU;</text:p>
        </text:list-item>
        <text:list-item>
          <text:p text:style-name="P66">BC do IPVA.</text:p>
        </text:list-item>
      </text:list>
      <text:p text:style-name="P36"/>
      <text:p text:style-name="P50"><text:span text:style-name="T7">MP</text:span><text:span text:style-name="T12"> que implique </text:span><text:span text:style-name="T7">instituição ou majoração de </text:span><text:span text:style-name="T26">impostos</text:span><text:span text:style-name="T12"> só produzirá efeitos no </text:span><text:span text:style-name="T7">exercício seguinte</text:span><text:span text:style-name="T12"> se houver sido </text:span><text:span text:style-name="T7">convertida em lei até o último dia daquele em que foi editada</text:span><text:span text:style-name="T12">.</text:span></text:p>
      <text:p text:style-name="P36"><text:soft-page-break/></text:p>
      <text:p text:style-name="P51"><text:span text:style-name="T12">STF: </text:span><text:span text:style-name="T16">termo inicial de contagem da noventena no caso de MP sobre contribuição social:</text:span></text:p>
      <text:list xml:id="list3241699116165276736" text:style-name="L8">
        <text:list-item>
          <text:p text:style-name="P80"><text:span text:style-name="T12">se a MP for convertida em lei </text:span><text:span text:style-name="T7">sem</text:span><text:span text:style-name="T12"> alterações substanciais, o termo inicial da noventena será a data da edição da MP;</text:span></text:p>
        </text:list-item>
        <text:list-item>
          <text:p text:style-name="P80"><text:span text:style-name="T12">se a MP for convertida em lei </text:span><text:span text:style-name="T7">com</text:span><text:span text:style-name="T12"> alterações substanciais (</text:span><text:span text:style-name="T7">conversão parcial</text:span><text:span text:style-name="T12">), o termo inicial da noventena será a data da publicação da lei de conversão.</text:span></text:p>
        </text:list-item>
      </text:list>
      <text:p text:style-name="P37"/>
      <text:p text:style-name="P37">Se a questão não fizer nenhuma ressalva quanto às alterações substanciais, considerar que o prazo se conta a partir da publicação da medida provisória.</text:p>
      <text:p text:style-name="P37"/>
      <text:p text:style-name="P52"><text:span text:style-name="T12">Se a MP for rejeitada no CN ou vir a perder sua eficácia por decurso do prazo de 120 dias, </text:span><text:span text:style-name="T7">o tributo deixa de ser cobrado</text:span><text:span text:style-name="T12">. Mas, cabe ao </text:span><text:span text:style-name="T7">CN</text:span><text:span text:style-name="T12"> disciplinar as </text:span><text:span text:style-name="T7">relações jurídicas</text:span><text:span text:style-name="T12"> que foram geradas no 30 dias de cobrança do tributo </text:span><text:span text:style-name="T17">(são os 30 dias após os 90 dias de noventena)</text:span><text:span text:style-name="T12">, por meio de </text:span><text:span text:style-name="T7">decreto legislativo</text:span><text:span text:style-name="T12">. Se o CN não deliberar no prazo de </text:span><text:span text:style-name="T7">60 dias</text:span><text:span text:style-name="T12"> após a rejeição ou perda de eficácia, as relações jurídicas (valores pagos) são mantidas, valendo-se o que foi disposto na MP.</text:span></text:p>
      <text:p text:style-name="P38"/>
      <text:p text:style-name="P41">Princípio da irretroatividade<text:span text:style-name="T2">:</text:span></text:p>
      <text:list xml:id="list6558218799897360011" text:style-name="L9">
        <text:list-item>
          <text:p text:style-name="P74"><text:span text:style-name="T2">na CF </text:span>não <text:span text:style-name="T2">há exceções;</text:span></text:p>
        </text:list-item>
        <text:list-item>
          <text:p text:style-name="P74"><text:span text:style-name="T2">já o CTN previu situações em que a norma pode retroagir, </text:span>desde que seja expressamente interpretativa ou, se tratando de infração, que venha a beneficiar os infratores<text:span text:style-name="T2">;</text:span></text:p>
        </text:list-item>
        <text:list-item>
          <text:p text:style-name="P74">Atenção!<text:span text:style-name="T2"> Marco temporal usado para:</text:span></text:p>
          <text:list>
            <text:list-item>
              <text:p text:style-name="P74"><text:span text:style-name="T2">princípios da anterioridade anual e nonagesimal → </text:span>publicação<text:span text:style-name="T2"> da lei;</text:span></text:p>
            </text:list-item>
            <text:list-item>
              <text:p text:style-name="P74"><text:span text:style-name="T2">princípio da irretroatividade → </text:span>vigência<text:span text:style-name="T2"> da lei;</text:span></text:p>
            </text:list-item>
          </text:list>
        </text:list-item>
        <text:list-item>
          <text:p text:style-name="P75"><text:span text:style-name="T2">Exemplo do PDF que vale a pena ler:<text:line-break/><text:line-break/></text:span><text:span text:style-name="T3">Considera-se que o FG da CSLL ocorre no dia 31/12, embora ele decorra de vários eventos surgidos durante todo o ano.<text:line-break/>Surge, portanto, a seguinte dúvida: se uma lei editada em 02/10 majorar o tributo, em 31/12 (após os 90 dias) ela produzirá efeitos sobre o FG? </text:span><text:span text:style-name="T5">Para o STF, sim</text:span><text:span text:style-name="T3">.<text:line-break/>Ainda nesse contexto, há que se observar que o STF tem como referência, para análise da irretroatividade, o </text:span><text:span text:style-name="T5">aspecto temporal</text:span><text:span text:style-name="T3"> da HI. Ou seja, para a Corte, o que importa é o momento definido na lei como ocorrido o FG do tributo.<text:line-break/></text:span></text:p>
        </text:list-item>
        <text:list-item>
          <text:p text:style-name="P75"><text:span text:style-name="T2">Mas há indícios que o STF (RE 587.008) <text:s/>esteja mudando seu entendimento acerca do exemplo anterior:<text:line-break/><text:line-break/></text:span><text:span text:style-name="T3">É o </text:span><text:span text:style-name="T5">aspecto material</text:span><text:span text:style-name="T3"> – e não o aspecto temporal da norma – que deve ser considerado para fins de resguardo da irretroatividade e da anterioridade da lei tributária. Havendo-se afirmação constitucional expressa da irretroatividade da lei ao FG, bem como da anterioridade da lei tributária, e considerando-se que tais garantias constituem desdobramentos inequívocos do princípio da segurança jurídica, pode-se concluir que </text:span><text:span text:style-name="T5">não tem lugar</text:span><text:span text:style-name="T3">, no direito tributário brasileiro, a chamada </text:span><text:span text:style-name="T5">irretroatividade imprópria</text:span><text:span text:style-name="T3">.<text:line-break/></text:span></text:p>
        </text:list-item>
        <text:list-item>
          <text:p text:style-name="P67">Confusão sobre a irretroatividade do IR:</text:p>
          <text:list>
            <text:list-item>
              <text:p text:style-name="P76"><text:span text:style-name="T2">STF, Súmula 584: ao IR calculado sobre os rendimentos do ano base aplica-se a </text:span>lei vigente<text:span text:style-name="T2"> no exercício financeiro em que deve ser </text:span>apresentada a declaração<text:span text:style-name="T2">. </text:span><text:span text:style-name="T28">[irretroatividade imprópria]</text:span></text:p>
            </text:list-item>
            <text:list-item>
              <text:p text:style-name="P76"><text:soft-page-break/><text:span text:style-name="T2">STF, RE 183.130: a Súmula 584 é inaplicável, mas somente quando se trata de </text:span>majoração de alíquotas do IR usado com caráter extrafiscal, em relação ao lucro decorrente de operações incentivadas<text:span text:style-name="T2">.</text:span></text:p>
            </text:list-item>
            <text:list-item>
              <text:p text:style-name="P76"><text:span text:style-name="T2">STJ, REsp 419.814/RS: decidiu em favor da </text:span>inaplicabilidade da Súmula 584<text:span text:style-name="T2"> do STF, pois esta foi editada na vigência da CF anterior, valendo, hoje, os princípios da anterioridade e irretroatividade da lei tributária.</text:span></text:p>
            </text:list-item>
          </text:list>
        </text:list-item>
      </text:list>
      <text:p text:style-name="P68"/>
      <text:p text:style-name="P42">Atenção! A ESAF NÃO ADMITE A RETROATIVIDADE IMPRÓPRIA! <text:span text:style-name="T2">Se a questão trouxer a literalidade da Súmula 584, considerar correta. Se a questão citar “retroatividade imprópria”, considerar errado!</text:span></text:p>
      <text:p text:style-name="P69"/>
      <text:p text:style-name="P42">Atenção!<text:span text:style-name="T2"> Os princípios da </text:span>legalidade<text:span text:style-name="T2"> e da </text:span>irretroatividade<text:span text:style-name="T2"> aplicam-se </text:span>A TODOS OS TRIBUTOS<text:span text:style-name="T2">!</text:span></text:p>
      <text:p text:style-name="P6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Princípios aplicáveis exclusivamente à União</text:p>
            <text:p text:style-name="P6">(são cláusulas pétreas!)</text:p>
          </table:table-cell>
          <table:table-cell table:style-name="Tabela3.B1" office:value-type="string">
            <text:p text:style-name="P4">Princípios aplicáveis aos Estados, DF e Municípios</text:p>
          </table:table-cell>
        </table:table-row>
        <table:table-row>
          <table:table-cell table:style-name="Tabela3.A2" office:value-type="string">
            <text:p text:style-name="P5">Princípio da Uniformidade Geográfica da Tributação</text:p>
            <text:p text:style-name="P5"/>
            <text:p text:style-name="P5">Princípio da Uniformidade da Tributação da Renda</text:p>
            <text:p text:style-name="P5"/>
            <text:p text:style-name="P5">Princípio da Vedação às Isenções Heterônomas</text:p>
          </table:table-cell>
          <table:table-cell table:style-name="Tabela3.B2" office:value-type="string">
            <text:p text:style-name="P5">Princípio da Não Discriminação Baseada na Procedência ou Destino</text:p>
          </table:table-cell>
        </table:table-row>
      </table:table>
      <text:p text:style-name="P69"/>
      <text:p text:style-name="P43">Princípio da Uniformidade Geográfica da Tributária<text:span text:style-name="T2">:</text:span></text:p>
      <text:list xml:id="list4010363957289030254" text:style-name="L10">
        <text:list-item>
          <text:p text:style-name="P102"><text:span text:style-name="T18">v</text:span><text:span text:style-name="T12">eda que a União institua tributo que não seja uniforme em todo o território nacional ou que venha a implicar em distinção em relação a outro ente federativo, em detrimento dos demais. Contudo, é permitida a concessão de </text:span><text:span text:style-name="T22">incentivos fiscais</text:span><text:span text:style-name="T12"> para promover o </text:span><text:span text:style-name="T22">desenvolvimento socioeconômico de determinadas regiões do país</text:span><text:span text:style-name="T12">;</text:span></text:p>
        </text:list-item>
        <text:list-item>
          <text:p text:style-name="P70">STF, RE 344.331/PR: não cabe ao Judiciário substituir o legislador, estendendo a isenção (incentivo fiscal) a contribuintes que não foram contemplados pela lei, a título de isonomia.</text:p>
        </text:list-item>
      </text:list>
      <text:p text:style-name="P71"/>
      <text:p text:style-name="P53"><text:span text:style-name="T9">P</text:span><text:span text:style-name="T7">rincípio da Uniformidade da Tributação da Renda</text:span><text:span text:style-name="T12">:</text:span></text:p>
      <text:list xml:id="list3397432625360715443" text:style-name="L11">
        <text:list-item>
          <text:p text:style-name="P81"><text:span text:style-name="T12">veda a União de tributar a renda das obrigações da dívida pública dos Estados, do DF e dos Municípios, bem como a remuneração e os proventos dos respectivos agentes públicos, </text:span><text:span text:style-name="T7">em níveis superiores aos que fixar para suas obrigações e para seus agentes</text:span><text:span text:style-name="T12">.</text:span></text:p>
        </text:list-item>
      </text:list>
      <text:p text:style-name="P72"/>
      <text:p text:style-name="P53"><text:span text:style-name="T7">Princípio da Vedação às Isenções Heterônomas</text:span><text:span text:style-name="T12">:</text:span></text:p>
      <text:list xml:id="list1318011371869081610" text:style-name="L12">
        <text:list-item>
          <text:p text:style-name="P73">veda a União de instituir isenções de tributos da competência dos Estados, do DF e dos Municípios;</text:p>
        </text:list-item>
        <text:list-item>
          <text:p text:style-name="P73">por lógica, também veda os Estados a instituir isenções de tributos municipais;</text:p>
        </text:list-item>
        <text:list-item>
          <text:p text:style-name="P82"><text:span text:style-name="T12">esse princípio </text:span><text:span text:style-name="T7">surgiu na CF88</text:span><text:span text:style-name="T12">;</text:span></text:p>
        </text:list-item>
        <text:list-item>
          <text:p text:style-name="P73">exceções:</text:p>
          <text:list>
            <text:list-item>
              <text:p text:style-name="P73">CF, art. 155, §2º, XII, e: LC federal pode excluir da incidência do ICMS as operações com mercadorias e prestação de serviços, destinados ao exterior; [após EC 42/2003 há imunidade]</text:p>
            </text:list-item>
            <text:list-item>
              <text:p text:style-name="P73">CF, art. 156, §3º, II: LC federal pode conceder isenção sobre o ISS nas exportações de serviços para o exterior;</text:p>
            </text:list-item>
            <text:list-item>
              <text:p text:style-name="P82"><text:soft-page-break/><text:span text:style-name="T12">STF, RE 229.096: o PR, ao celebrar </text:span><text:span text:style-name="T7">tratados internacionais</text:span><text:span text:style-name="T12">, não estaria agindo em nome da União, mas sim </text:span><text:span text:style-name="T7">em nome da República Federativa do Brasil</text:span><text:span text:style-name="T12">, atuando como </text:span><text:span text:style-name="T7">Chefe de Estado</text:span><text:span text:style-name="T12">, e não Chefe de Governo, assim </text:span><text:span text:style-name="T7">descaracteriza-se a existência de uma isenção heterônoma</text:span><text:span text:style-name="T12">.</text:span></text:p>
            </text:list-item>
          </text:list>
        </text:list-item>
      </text:list>
      <text:p text:style-name="P83"><text:span text:style-name="T12"/></text:p>
      <text:p text:style-name="P84"><text:span text:style-name="T7">Princípio da Não Discriminação baseada em Procedência ou Destino</text:span><text:span text:style-name="T12">:</text:span></text:p>
      <text:list xml:id="list6862458167766949884" text:style-name="L13">
        <text:list-item>
          <text:p text:style-name="P85"><text:span text:style-name="T12">também ratificado pelo Princípio do Tratamento Nacional, do GATT;</text:span></text:p>
        </text:list-item>
        <text:list-item>
          <text:p text:style-name="P85"><text:span text:style-name="T12">entes federados devem tratar igualmente o produto importado e o produto nacional;</text:span></text:p>
        </text:list-item>
        <text:list-item>
          <text:p text:style-name="P86"><text:span text:style-name="T12">também aplicável aos bens que circulam entre diferentes estados e municípios;</text:span></text:p>
        </text:list-item>
        <text:list-item>
          <text:p text:style-name="P86"><text:span text:style-name="T12">à União é </text:span><text:span text:style-name="T7">permitido</text:span><text:span text:style-name="T12"> criar distinções entre as regiões do País, pois o art. 151, I, permite a concessão de incentivos fiscais destinados a promover o equilíbrio do desenvolvimento s</text:span><text:span text:style-name="T21">o</text:span><text:span text:style-name="T12">cioeconômico.</text:span></text:p>
        </text:list-item>
      </text:list>
      <text:p text:style-name="P87"><text:span text:style-name="T12"/></text:p>
      <text:p text:style-name="P88"><text:span text:style-name="T7">Princípio da Transparência</text:span><text:span text:style-name="T12">:</text:span></text:p>
      <text:list xml:id="list5293591999850736032" text:style-name="L14">
        <text:list-item>
          <text:p text:style-name="P89"><text:span text:style-name="T12">CF exige apenas o esclarecimento quanto aos impostos sobre mercadorias e serviços;</text:span></text:p>
        </text:list-item>
        <text:list-item>
          <text:p text:style-name="P89"><text:span text:style-name="T12">legislador ordinário foi além, exigindo valor aproximado da totalidade dos tributos federais, estaduais e municipais.</text:span></text:p>
        </text:list-item>
      </text:list>
      <text:p text:style-name="P88"><text:span text:style-name="T12"/></text:p>
      <text:p text:style-name="P90"><text:span text:style-name="T7">Princípio da Segurança Jurídica</text:span><text:span text:style-name="T12">:</text:span></text:p>
      <text:list xml:id="list7685240982521628957" text:style-name="L15">
        <text:list-item>
          <text:p text:style-name="P91"><text:span text:style-name="T12">possui previsão expressa no preâmbulo da CF88;</text:span></text:p>
        </text:list-item>
        <text:list-item>
          <text:p text:style-name="P92"><text:span text:style-name="T12">ESAF já cobrou a literalidade do entendimento de Leandro Paulsen:</text:span></text:p>
          <text:list>
            <text:list-item>
              <text:p text:style-name="P92"><text:span text:style-name="T7">certeza do direito</text:span><text:span text:style-name="T12"> </text:span><text:span text:style-name="T27">(legalidade, irretroatividade, anterioridade) </text:span><text:span text:style-name="T12">→ a compreensão desses princípios constitucionais como realizadoras da certeza do direito no que diz respeito à instituição e à majoração de tributos permite que </text:span><text:span text:style-name="T19">se perceba mais adequadamente o alcance de cada um e o acréscimo de proteção que representam relativamente às garantias gerais da legalidade relativa, do direito adquirido, do ato jurídico perfeito e da coisa julgada;</text:span></text:p>
            </text:list-item>
            <text:list-item>
              <text:p text:style-name="P93"><text:span text:style-name="T10">i</text:span><text:span text:style-name="T7">ntangibilidade das posições jurídicas</text:span><text:span text:style-name="T12"> </text:span><text:span text:style-name="T27">(proteção ao direito adquirido e ao ato jurídico perfeito) </text:span><text:span text:style-name="T12">→ pode ser vislumbrado, por exemplo, no que diz respeito à consideração da formalização de um parcelamento de dívida tributária como ato jurídico perfeito, a vincular o contribuinte e o ente tributante, gerando todos os efeitos previstos nas normas gerais de Direito Tributário, como a suspensão da exigibilidade do CT e o consequente direito a certidões negativas de débito;</text:span></text:p>
            </text:list-item>
            <text:list-item>
              <text:p text:style-name="P94"><text:span text:style-name="T7">estabilidade das situações jurídicas</text:span><text:span text:style-name="T12"> </text:span><text:span text:style-name="T27">(decadência, prescrição extintiva e aquisitiva)</text:span><text:span text:style-name="T12"> → </text:span><text:span text:style-name="T20">evidencia-se nos art. 150, §4º, 173 e 174 do CTN, que estabelecem prazos </text:span><text:span text:style-name="T11">decadenciais</text:span><text:span text:style-name="T20"> (para a </text:span><text:span text:style-name="T4">constituição</text:span><text:span text:style-name="T6"> </text:span><text:span text:style-name="T20">de CT’s) e </text:span><text:span text:style-name="T11">prescricionais</text:span><text:span text:style-name="T20"> (para a </text:span><text:span text:style-name="T4">cobrança judicial</text:span><text:span text:style-name="T20"> desses CT’s);</text:span></text:p>
            </text:list-item>
            <text:list-item>
              <text:p text:style-name="P95"><text:span text:style-name="T11">c</text:span><text:span text:style-name="T7">onfiança no tráfego jurídico</text:span><text:span text:style-name="T12"> </text:span><text:span text:style-name="T27">(cláusula geral da boa-fé, teoria da aparência, princípio da confiança)</text:span><text:span text:style-name="T12"> → fundamenta, por exemplo, o art. 100 do CTN, que estabelece que a observância das normas complementares das leis e dos decretos (atos normativos, decisões administrativas com eficácia normativa, práticas reiteradamente observadas pelas autoridades administrativas e convênios entre os entes políticos) exclui a imposição de penalidades e a cobrança de juros de mora e inclusive a atualização do valor monetário da BC do tributo;</text:span></text:p>
            </text:list-item>
            <text:list-item>
              <text:p text:style-name="P96"><text:span text:style-name="T7">devido processo legal</text:span><text:span text:style-name="T12"> </text:span><text:span text:style-name="T27">(direito à ampla defesa, inclusive no processo administrativo, direito de acesso ao Judiciário e garantias específicas como o MS)</text:span><text:span text:style-name="T12"> → nota-se na ampla gama de instrumentos processuais colocados à disposição do contribuinte para o questionamento de CT, tanto na esfera administrativa quanto na esfera judicia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16c" officeooo:paragraph-rsid="000d4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Limitações constitucionais ao poder de tributar (princípios tributário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2:31.441752659</meta:creation-date>
    <dc:date>2018-03-12T16:43:09.229517333</dc:date>
    <meta:editing-duration>PT6H51M59S</meta:editing-duration>
    <meta:editing-cycles>57</meta:editing-cycles>
    <meta:generator>LibreOffice/5.2.7.2$Linux_X86_64 LibreOffice_project/20m0$Build-2</meta:generator>
    <meta:document-statistic meta:table-count="3" meta:image-count="0" meta:object-count="0" meta:page-count="6" meta:paragraph-count="129" meta:word-count="2442" meta:character-count="15459" meta:non-whitespace-character-count="13209"/>
  </office:meta>
</office:document-meta>
</file>